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64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number-columns-repeated="1018" table:default-cell-style-name="ce3"/>
        <table:table-column table:style-name="co4" table:number-columns-repeated="2" table:default-cell-style-name="Default"/>
        <table:table-row table:style-name="ro1">
          <table:table-cell table:style-name="ce1" office:value-type="string">
            <text:p>Number of disks</text:p>
          </table:table-cell>
          <table:table-cell table:style-name="ce1" office:value-type="string">
            <text:p>Recursion</text:p>
          </table:table-cell>
          <table:table-cell table:style-name="ce1" office:value-type="string">
            <text:p>Iterative</text:p>
          </table:table-cell>
          <table:table-cell table:style-name="ce1" office:value-type="string">
            <text:p>Number of moves</text:p>
          </table:table-cell>
          <table:table-cell table:style-name="ce1" table:number-columns-repeated="1018"/>
          <table:table-cell table:style-name="ce6"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0.0003563s</text:p>
          </table:table-cell>
          <table:table-cell office:value-type="string">
            <text:p>0.0002573s</text:p>
          </table:table-cell>
          <table:table-cell table:style-name="ce4" table:formula="of:=POWER(2;[.A2])-1" office:value-type="float" office:value="31">
            <text:p>31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0.0004039s</text:p>
          </table:table-cell>
          <table:table-cell office:value-type="string">
            <text:p>0.0009271s</text:p>
          </table:table-cell>
          <table:table-cell table:style-name="ce4" table:formula="of:=POWER(2;[.A3])-1" office:value-type="float" office:value="1023">
            <text:p>1,023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.0005121s</text:p>
          </table:table-cell>
          <table:table-cell office:value-type="string">
            <text:p>0.0177752s</text:p>
          </table:table-cell>
          <table:table-cell table:style-name="ce4" table:formula="of:=POWER(2;[.A4])-1" office:value-type="float" office:value="32767">
            <text:p>32,767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0.0053676s</text:p>
          </table:table-cell>
          <table:table-cell office:value-type="string">
            <text:p>0.533669s</text:p>
          </table:table-cell>
          <table:table-cell table:style-name="ce4" table:formula="of:=POWER(2;[.A5])-1" office:value-type="float" office:value="1048575">
            <text:p>1,048,575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0.172403s</text:p>
          </table:table-cell>
          <table:table-cell office:value-type="string">
            <text:p>17.7277s</text:p>
          </table:table-cell>
          <table:table-cell table:style-name="ce4" table:formula="of:=POWER(2;[.A6])-1" office:value-type="float" office:value="33554431">
            <text:p>33,554,431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5.46047s</text:p>
          </table:table-cell>
          <table:table-cell office:value-type="string">
            <text:p>548.855s</text:p>
          </table:table-cell>
          <table:table-cell table:style-name="ce4" table:formula="of:=POWER(2;[.A7])-1" office:value-type="float" office:value="1073741823">
            <text:p>1,073,741,823</text:p>
          </table:table-cell>
          <table:table-cell table:number-columns-repeated="1020"/>
        </table:table-row>
        <table:table-row table:style-name="ro1">
          <table:table-cell office:value-type="float" office:value="50">
            <text:p>50</text:p>
          </table:table-cell>
          <table:table-cell office:value-type="string" table:number-columns-spanned="2" table:number-rows-spanned="1">
            <text:p>code never finished running</text:p>
          </table:table-cell>
          <table:covered-table-cell/>
          <table:table-cell table:style-name="ce4" table:formula="of:=POWER(2;[.A8])-1" office:value-type="float" office:value="1.12589990684262E+015">
            <text:p>1,125,899,906,842,620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5" table:formula="of:=POWER(2;[.A9])-1" office:value-type="float" office:value="1.26765060022823E+030">
            <text:p>1.27E+030</text:p>
          </table:table-cell>
          <table:table-cell table:number-columns-repeated="1020"/>
        </table:table-row>
        <table:table-row table:style-name="ro1">
          <table:table-cell office:value-type="float" office:value="1000">
            <text:p>1000</text:p>
          </table:table-cell>
          <table:table-cell table:number-columns-repeated="2"/>
          <table:table-cell table:style-name="ce5" table:formula="of:=POWER(2;[.A10])-1" office:value-type="float" office:value="1.07150860718627E+301">
            <text:p>1.07E+301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1">10/11/2021</text:date>, <text:time>21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9T20:31:02.42</meta:creation-date>
    <dc:date>2021-10-11T21:26:54.06</dc:date>
    <meta:editing-duration>PT50M23S</meta:editing-duration>
    <meta:editing-cycles>6</meta:editing-cycles>
    <meta:generator>OpenOffice/4.1.7$Win32 OpenOffice.org_project/417m1$Build-9800</meta:generator>
    <meta:document-statistic meta:table-count="3" meta:cell-count="35" meta:object-count="0"/>
  </office:meta>
</office:document-meta>
</file>